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Παράγραφοςλίστας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Arial" style:font-name-complex="Arial" fo:color="#000000" fo:language="en" fo:country="GB"/>
    </style:style>
    <style:style style:name="T3" style:parent-style-name="Υπερ-σύνδεση" style:family="text">
      <style:text-properties fo:language="en" fo:country="GB"/>
    </style:style>
    <style:style style:name="P4" style:parent-style-name="ΚανονικόWeb" style:family="paragraph">
      <style:paragraph-properties style:vertical-align="baseline" fo:margin-top="0in" fo:margin-bottom="0in"/>
    </style:style>
    <style:style style:name="T5" style:parent-style-name="Προεπιλεγμένηγραμματοσειρά" style:family="text">
      <style:text-properties style:font-name="Arial" style:font-name-complex="Arial" fo:color="#000000" fo:font-size="11pt" style:font-size-asian="11pt" style:font-size-complex="11pt"/>
    </style:style>
    <style:style style:name="T6" style:parent-style-name="Προεπιλεγμένηγραμματοσειρά" style:family="text">
      <style:text-properties style:font-name="Arial" style:font-name-complex="Arial" fo:color="#000000" fo:font-size="11pt" style:font-size-asian="11pt" style:font-size-complex="11pt" fo:language="en" fo:country="GB"/>
    </style:style>
    <style:style style:name="P7" style:parent-style-name="Παράγραφοςλίστας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l" style:country-asian="GR"/>
    </style:style>
    <style:style style:name="P8" style:parent-style-name="Παράγραφοςλίστας" style:family="paragraph">
      <style:paragraph-properties style:vertical-align="baseline" fo:margin-bottom="0in" fo:line-height="100%" fo:margin-left="0.75in">
        <style:tab-stops/>
      </style:paragraph-properties>
      <style:text-properties style:font-name="Arial" style:font-name-asian="Times New Roman" style:font-name-complex="Arial" fo:color="#000000" style:language-asian="el" style:country-asian="GR"/>
    </style:style>
    <style:style style:name="P9" style:parent-style-name="Παράγραφοςλίστας" style:family="paragraph">
      <style:paragraph-properties style:line-break="normal" fo:text-align="center" fo:margin-bottom="0.075in" fo:line-height="100%" fo:background-color="#FFFFFF"/>
      <style:text-properties style:font-name="Segoe UI" style:font-name-asian="Times New Roman" style:font-name-complex="Segoe UI" fo:color="#3C4146" fo:font-size="16pt" style:font-size-asian="16pt" style:font-size-complex="16pt" style:language-asian="el" style:country-asian="GR"/>
    </style:style>
    <style:style style:name="TableColumn11" style:family="table-column">
      <style:table-column-properties style:column-width="2.0152in"/>
    </style:style>
    <style:style style:name="TableColumn12" style:family="table-column">
      <style:table-column-properties style:column-width="1.2333in"/>
    </style:style>
    <style:style style:name="TableColumn13" style:family="table-column">
      <style:table-column-properties style:column-width="3.4451in"/>
    </style:style>
    <style:style style:name="Table10" style:family="table">
      <style:table-properties style:width="6.6937in" fo:margin-left="-0.0055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6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style:language-asian="el" style:country-asian="GR"/>
    </style:style>
    <style:style style:name="TableRow17" style:family="table-row">
      <style:table-row-properties/>
    </style:style>
    <style:style style:name="TableCell1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9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style:language-asian="el" style:country-asian="GR"/>
    </style:style>
    <style:style style:name="TableCell2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1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style:language-asian="el" style:country-asian="GR"/>
    </style:style>
    <style:style style:name="TableCell22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23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style:language-asian="el" style:country-asian="GR"/>
    </style:style>
    <style:style style:name="TableRow24" style:family="table-row">
      <style:table-row-properties/>
    </style:style>
    <style:style style:name="TableCell2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6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color="#393939" fo:font-size="10.5pt" style:font-size-asian="10.5pt" style:font-size-complex="10.5pt" style:language-asian="el" style:country-asian="GR"/>
    </style:style>
    <style:style style:name="TableCell2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8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color="#393939" fo:font-size="10.5pt" style:font-size-asian="10.5pt" style:font-size-complex="10.5pt" style:language-asian="el" style:country-asian="GR"/>
    </style:style>
    <style:style style:name="TableCell29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30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P31" style:parent-style-name="Παράγραφοςλίστας" style:family="paragraph">
      <style:paragraph-properties style:line-break="normal" fo:text-align="center" fo:margin-bottom="0.075in" fo:line-height="100%" fo:background-color="#FFFFFF"/>
      <style:text-properties style:font-name="Segoe UI" style:font-name-asian="Times New Roman" style:font-name-complex="Segoe UI" fo:color="#3C4146" fo:font-size="16pt" style:font-size-asian="16pt" style:font-size-complex="16pt" fo:language="en" fo:country="GB" style:language-asian="el" style:country-asian="GR"/>
    </style:style>
    <style:style style:name="P32" style:parent-style-name="Παράγραφοςλίστας" style:family="paragraph">
      <style:paragraph-properties style:line-break="normal" fo:text-align="center" fo:margin-bottom="0.075in" fo:line-height="100%" fo:background-color="#FFFFFF"/>
      <style:text-properties style:font-name="Segoe UI" style:font-name-asian="Times New Roman" style:font-name-complex="Segoe UI" fo:color="#3C4146" fo:font-size="16pt" style:font-size-asian="16pt" style:font-size-complex="16pt" fo:language="en" fo:country="GB" style:language-asian="el" style:country-asian="GR"/>
    </style:style>
    <style:style style:name="TableColumn34" style:family="table-column">
      <style:table-column-properties style:column-width="1.8041in"/>
    </style:style>
    <style:style style:name="TableColumn35" style:family="table-column">
      <style:table-column-properties style:column-width="0.7729in"/>
    </style:style>
    <style:style style:name="TableColumn36" style:family="table-column">
      <style:table-column-properties style:column-width="4.1173in"/>
    </style:style>
    <style:style style:name="Table33" style:family="table">
      <style:table-properties style:width="6.6944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9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style:language-asian="el" style:country-asian="GR"/>
    </style:style>
    <style:style style:name="TableRow40" style:family="table-row">
      <style:table-row-properties/>
    </style:style>
    <style:style style:name="TableCell4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2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style:language-asian="el" style:country-asian="GR"/>
    </style:style>
    <style:style style:name="TableCell4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4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style:language-asian="el" style:country-asian="GR"/>
    </style:style>
    <style:style style:name="TableCell4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6" style:parent-style-name="Βασικό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style:language-asian="el" style:country-asian="GR"/>
    </style:style>
    <style:style style:name="TableRow47" style:family="table-row">
      <style:table-row-properties/>
    </style:style>
    <style:style style:name="TableCell4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9" style:parent-style-name="Βασικό" style:family="paragraph">
      <style:paragraph-properties fo:margin-bottom="0in" fo:line-height="100%"/>
    </style:style>
    <style:style style:name="T50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5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52" style:parent-style-name="Βασικό" style:family="paragraph">
      <style:paragraph-properties fo:margin-bottom="0in" fo:line-height="100%"/>
    </style:style>
    <style:style style:name="T53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54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5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56" style:parent-style-name="Βασικό" style:family="paragraph">
      <style:paragraph-properties fo:margin-bottom="0in" fo:line-height="100%"/>
    </style:style>
    <style:style style:name="T5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58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59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60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6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62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6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64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65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66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6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68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6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style:language-asian="el" style:country-asian="GR"/>
    </style:style>
    <style:style style:name="T70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Row71" style:family="table-row">
      <style:table-row-properties/>
    </style:style>
    <style:style style:name="TableCell72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73" style:parent-style-name="Βασικό" style:family="paragraph">
      <style:paragraph-properties fo:margin-bottom="0in" fo:line-height="100%"/>
    </style:style>
    <style:style style:name="T74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7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76" style:parent-style-name="Βασικό" style:family="paragraph">
      <style:paragraph-properties fo:margin-bottom="0in" fo:line-height="100%"/>
    </style:style>
    <style:style style:name="T77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7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79" style:parent-style-name="Βασικό" style:family="paragraph">
      <style:paragraph-properties fo:margin-bottom="0in" fo:line-height="100%"/>
    </style:style>
    <style:style style:name="T80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81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82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83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84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85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86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87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88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89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90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91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92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9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94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9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96" style:parent-style-name="Προεπιλεγμένηγραμματοσειρά" style:family="text"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fo:language="en" fo:country="GB" style:language-asian="el" style:country-asian="GR"/>
    </style:style>
    <style:style style:name="T9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98" style:parent-style-name="Προεπιλεγμένηγραμματοσειρά" style:family="text">
      <style:text-properties style:font-name="Segoe UI" style:font-name-asian="Times New Roman" style:font-name-complex="Segoe UI" fo:font-weight="bold" style:font-weight-asian="bold" style:font-weight-complex="bold" fo:color="#393939" fo:font-size="10.5pt" style:font-size-asian="10.5pt" style:font-size-complex="10.5pt" fo:language="en" fo:country="GB" style:language-asian="el" style:country-asian="GR"/>
    </style:style>
    <style:style style:name="T9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100" style:family="table-row">
      <style:table-row-properties/>
    </style:style>
    <style:style style:name="TableCell10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02" style:parent-style-name="Βασικό" style:family="paragraph">
      <style:paragraph-properties fo:margin-bottom="0in" fo:line-height="100%"/>
    </style:style>
    <style:style style:name="T103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10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05" style:parent-style-name="Βασικό" style:family="paragraph">
      <style:paragraph-properties fo:margin-bottom="0in" fo:line-height="100%"/>
    </style:style>
    <style:style style:name="T106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10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08" style:parent-style-name="Βασικό" style:family="paragraph">
      <style:paragraph-properties fo:margin-bottom="0in" fo:line-height="100%"/>
    </style:style>
    <style:style style:name="T10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10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11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12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11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14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11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16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11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18" style:parent-style-name="Προεπιλεγμένηγραμματοσειρά" style:family="text">
      <style:text-properties style:font-name="Consolas" style:font-name-asian="Times New Roman" style:font-name-complex="Courier New" fo:color="#393939" fo:font-size="9pt" style:font-size-asian="9pt" style:font-size-complex="9pt" fo:background-color="#F9F9F9" fo:language="en" fo:country="GB" style:language-asian="el" style:country-asian="GR"/>
    </style:style>
    <style:style style:name="TableRow119" style:family="table-row">
      <style:table-row-properties/>
    </style:style>
    <style:style style:name="TableCell12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21" style:parent-style-name="Βασικό" style:family="paragraph">
      <style:paragraph-properties fo:margin-bottom="0in" fo:line-height="100%"/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122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23" style:parent-style-name="Βασικό" style:family="paragraph">
      <style:paragraph-properties fo:margin-bottom="0in" fo:line-height="100%"/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12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25" style:parent-style-name="Βασικό" style:family="paragraph">
      <style:paragraph-properties fo:margin-bottom="0in" fo:line-height="100%"/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126" style:family="table-row">
      <style:table-row-properties/>
    </style:style>
    <style:style style:name="TableCell12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28" style:parent-style-name="Βασικό" style:family="paragraph">
      <style:paragraph-properties fo:margin-bottom="0in" fo:line-height="100%"/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129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30" style:parent-style-name="Βασικό" style:family="paragraph">
      <style:paragraph-properties fo:margin-bottom="0in" fo:line-height="100%"/>
      <style:text-properties style:font-name="Consolas" style:font-name-asian="Times New Roman" style:font-name-complex="Courier New" fo:color="#393939" fo:font-size="9pt" style:font-size-asian="9pt" style:font-size-complex="9pt" fo:background-color="#F9F9F9" style:language-asian="el" style:country-asian="GR"/>
    </style:style>
    <style:style style:name="TableCell13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32" style:parent-style-name="Βασικό" style:family="paragraph">
      <style:paragraph-properties fo:margin-bottom="0in" fo:line-height="100%"/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133" style:family="table-row">
      <style:table-row-properties/>
    </style:style>
    <style:style style:name="TableCell13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35" style:parent-style-name="Βασικό" style:family="paragraph">
      <style:paragraph-properties fo:margin-bottom="0in" fo:line-height="100%"/>
    </style:style>
    <style:style style:name="T136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3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38" style:parent-style-name="Βασικό" style:family="paragraph">
      <style:paragraph-properties fo:margin-bottom="0in" fo:line-height="100%"/>
    </style:style>
    <style:style style:name="T139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4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41" style:parent-style-name="Βασικό" style:family="paragraph">
      <style:paragraph-properties fo:margin-bottom="0in" fo:line-height="100%"/>
    </style:style>
    <style:style style:name="T142" style:parent-style-name="Έντονο" style:family="text">
      <style:text-properties style:font-name="Segoe UI" style:font-name-asian="Times New Roman" style:font-name-complex="Segoe UI" fo:font-weight="normal" style:font-weight-asian="normal" style:font-weight-complex="normal" fo:color="#393939" fo:font-size="10.5pt" style:font-size-asian="10.5pt" style:font-size-complex="10.5pt" fo:language="en" fo:country="GB" style:language-asian="el" style:country-asian="GR"/>
    </style:style>
    <style:style style:name="T14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144" style:family="table-row">
      <style:table-row-properties/>
    </style:style>
    <style:style style:name="TableCell14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46" style:parent-style-name="Βασικό" style:family="paragraph">
      <style:paragraph-properties fo:margin-bottom="0in" fo:line-height="100%"/>
    </style:style>
    <style:style style:name="T147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4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49" style:parent-style-name="Βασικό" style:family="paragraph">
      <style:paragraph-properties fo:margin-bottom="0in" fo:line-height="100%"/>
    </style:style>
    <style:style style:name="T150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5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52" style:parent-style-name="Βασικό" style:family="paragraph">
      <style:paragraph-properties fo:margin-bottom="0in" fo:line-height="100%"/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153" style:family="table-row">
      <style:table-row-properties/>
    </style:style>
    <style:style style:name="TableCell15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55" style:parent-style-name="Βασικό" style:family="paragraph">
      <style:paragraph-properties fo:margin-bottom="0in" fo:line-height="100%"/>
    </style:style>
    <style:style style:name="T156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5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58" style:parent-style-name="Βασικό" style:family="paragraph">
      <style:paragraph-properties fo:margin-bottom="0in" fo:line-height="100%"/>
    </style:style>
    <style:style style:name="T159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6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61" style:parent-style-name="Βασικό" style:family="paragraph">
      <style:paragraph-properties fo:margin-bottom="0in" fo:line-height="100%"/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162" style:family="table-row">
      <style:table-row-properties/>
    </style:style>
    <style:style style:name="TableCell16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64" style:parent-style-name="Βασικό" style:family="paragraph">
      <style:paragraph-properties fo:margin-bottom="0in" fo:line-height="100%"/>
    </style:style>
    <style:style style:name="T165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66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67" style:parent-style-name="Βασικό" style:family="paragraph">
      <style:paragraph-properties fo:margin-bottom="0in" fo:line-height="100%"/>
    </style:style>
    <style:style style:name="T168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69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70" style:parent-style-name="Βασικό" style:family="paragraph">
      <style:paragraph-properties fo:margin-bottom="0in" fo:line-height="100%"/>
    </style:style>
    <style:style style:name="T17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72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17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74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17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76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177" style:family="table-row">
      <style:table-row-properties/>
    </style:style>
    <style:style style:name="TableCell17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79" style:parent-style-name="Βασικό" style:family="paragraph">
      <style:paragraph-properties fo:margin-bottom="0in" fo:line-height="100%"/>
    </style:style>
    <style:style style:name="T180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8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82" style:parent-style-name="Βασικό" style:family="paragraph">
      <style:paragraph-properties fo:margin-bottom="0in" fo:line-height="100%"/>
    </style:style>
    <style:style style:name="T183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18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85" style:parent-style-name="Βασικό" style:family="paragraph">
      <style:paragraph-properties fo:margin-bottom="0in" fo:line-height="100%"/>
    </style:style>
    <style:style style:name="T186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87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188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89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190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91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192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93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194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9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96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9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198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19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00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0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02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0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204" style:family="table-row">
      <style:table-row-properties/>
    </style:style>
    <style:style style:name="TableCell20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06" style:parent-style-name="Βασικό" style:family="paragraph">
      <style:paragraph-properties fo:margin-bottom="0in" fo:line-height="100%"/>
    </style:style>
    <style:style style:name="T207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0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09" style:parent-style-name="Βασικό" style:family="paragraph">
      <style:paragraph-properties fo:margin-bottom="0in" fo:line-height="100%"/>
    </style:style>
    <style:style style:name="T210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1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12" style:parent-style-name="Βασικό" style:family="paragraph">
      <style:paragraph-properties fo:margin-bottom="0in" fo:line-height="100%"/>
    </style:style>
    <style:style style:name="T21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14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1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16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1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18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1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220" style:family="table-row">
      <style:table-row-properties/>
    </style:style>
    <style:style style:name="TableCell22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22" style:parent-style-name="Βασικό" style:family="paragraph">
      <style:paragraph-properties fo:margin-bottom="0in" fo:line-height="100%"/>
    </style:style>
    <style:style style:name="T223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2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25" style:parent-style-name="Βασικό" style:family="paragraph">
      <style:paragraph-properties fo:margin-bottom="0in" fo:line-height="100%"/>
    </style:style>
    <style:style style:name="T226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2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28" style:parent-style-name="Βασικό" style:family="paragraph">
      <style:paragraph-properties fo:margin-bottom="0in" fo:line-height="100%"/>
    </style:style>
    <style:style style:name="T22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30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3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32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3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34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3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36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3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38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3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240" style:family="table-row">
      <style:table-row-properties/>
    </style:style>
    <style:style style:name="TableCell24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42" style:parent-style-name="Βασικό" style:family="paragraph">
      <style:paragraph-properties fo:margin-bottom="0in" fo:line-height="100%"/>
    </style:style>
    <style:style style:name="T243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4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45" style:parent-style-name="Βασικό" style:family="paragraph">
      <style:paragraph-properties fo:margin-bottom="0in" fo:line-height="100%"/>
    </style:style>
    <style:style style:name="T246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4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48" style:parent-style-name="Βασικό" style:family="paragraph">
      <style:paragraph-properties fo:margin-bottom="0in" fo:line-height="100%"/>
    </style:style>
    <style:style style:name="T24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50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5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52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5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54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5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256" style:family="table-row">
      <style:table-row-properties/>
    </style:style>
    <style:style style:name="TableCell25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58" style:parent-style-name="Βασικό" style:family="paragraph">
      <style:paragraph-properties fo:margin-bottom="0in" fo:line-height="100%"/>
    </style:style>
    <style:style style:name="T259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6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61" style:parent-style-name="Βασικό" style:family="paragraph">
      <style:paragraph-properties fo:margin-bottom="0in" fo:line-height="100%"/>
    </style:style>
    <style:style style:name="T262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6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64" style:parent-style-name="Βασικό" style:family="paragraph">
      <style:paragraph-properties fo:margin-bottom="0in" fo:line-height="100%"/>
    </style:style>
    <style:style style:name="T26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66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6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68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6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70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7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272" style:family="table-row">
      <style:table-row-properties/>
    </style:style>
    <style:style style:name="TableCell27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74" style:parent-style-name="Βασικό" style:family="paragraph">
      <style:paragraph-properties fo:margin-bottom="0in" fo:line-height="100%"/>
    </style:style>
    <style:style style:name="T275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76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77" style:parent-style-name="Βασικό" style:family="paragraph">
      <style:paragraph-properties fo:margin-bottom="0in" fo:line-height="100%"/>
    </style:style>
    <style:style style:name="T278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79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80" style:parent-style-name="Βασικό" style:family="paragraph">
      <style:paragraph-properties fo:margin-bottom="0in" fo:line-height="100%"/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281" style:family="table-row">
      <style:table-row-properties/>
    </style:style>
    <style:style style:name="TableCell282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83" style:parent-style-name="Βασικό" style:family="paragraph">
      <style:paragraph-properties fo:margin-bottom="0in" fo:line-height="100%"/>
    </style:style>
    <style:style style:name="T284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8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86" style:parent-style-name="Βασικό" style:family="paragraph">
      <style:paragraph-properties fo:margin-bottom="0in" fo:line-height="100%"/>
    </style:style>
    <style:style style:name="T287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8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89" style:parent-style-name="Βασικό" style:family="paragraph">
      <style:paragraph-properties fo:margin-bottom="0in" fo:line-height="100%"/>
    </style:style>
    <style:style style:name="T290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91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92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293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294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295" style:family="table-row">
      <style:table-row-properties/>
    </style:style>
    <style:style style:name="TableCell296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97" style:parent-style-name="Βασικό" style:family="paragraph">
      <style:paragraph-properties fo:margin-bottom="0in" fo:line-height="100%"/>
    </style:style>
    <style:style style:name="T298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299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00" style:parent-style-name="Βασικό" style:family="paragraph">
      <style:paragraph-properties fo:margin-bottom="0in" fo:line-height="100%"/>
    </style:style>
    <style:style style:name="T301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02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03" style:parent-style-name="Βασικό" style:family="paragraph">
      <style:paragraph-properties fo:margin-bottom="0in" fo:line-height="100%"/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304" style:family="table-row">
      <style:table-row-properties/>
    </style:style>
    <style:style style:name="TableCell30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06" style:parent-style-name="Βασικό" style:family="paragraph">
      <style:paragraph-properties fo:margin-bottom="0in" fo:line-height="100%"/>
    </style:style>
    <style:style style:name="T307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0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09" style:parent-style-name="Βασικό" style:family="paragraph">
      <style:paragraph-properties fo:margin-bottom="0in" fo:line-height="100%"/>
    </style:style>
    <style:style style:name="T310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1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12" style:parent-style-name="Βασικό" style:family="paragraph">
      <style:paragraph-properties fo:margin-bottom="0in" fo:line-height="100%"/>
    </style:style>
    <style:style style:name="T31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14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1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16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1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18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1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320" style:family="table-row">
      <style:table-row-properties/>
    </style:style>
    <style:style style:name="TableCell32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22" style:parent-style-name="Βασικό" style:family="paragraph">
      <style:paragraph-properties fo:margin-bottom="0in" fo:line-height="100%"/>
    </style:style>
    <style:style style:name="T323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2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25" style:parent-style-name="Βασικό" style:family="paragraph">
      <style:paragraph-properties fo:margin-bottom="0in" fo:line-height="100%"/>
    </style:style>
    <style:style style:name="T326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2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28" style:parent-style-name="Βασικό" style:family="paragraph">
      <style:paragraph-properties fo:margin-bottom="0in" fo:line-height="100%"/>
    </style:style>
    <style:style style:name="T32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30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3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32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3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34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335" style:family="table-row">
      <style:table-row-properties/>
    </style:style>
    <style:style style:name="TableCell336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37" style:parent-style-name="Βασικό" style:family="paragraph">
      <style:paragraph-properties fo:margin-bottom="0in" fo:line-height="100%"/>
    </style:style>
    <style:style style:name="T338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39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40" style:parent-style-name="Βασικό" style:family="paragraph">
      <style:paragraph-properties fo:margin-bottom="0in" fo:line-height="100%"/>
    </style:style>
    <style:style style:name="T341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42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43" style:parent-style-name="Βασικό" style:family="paragraph">
      <style:paragraph-properties fo:margin-bottom="0in" fo:line-height="100%"/>
    </style:style>
    <style:style style:name="T344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45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46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47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48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49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350" style:family="table-row">
      <style:table-row-properties/>
    </style:style>
    <style:style style:name="TableCell35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52" style:parent-style-name="Βασικό" style:family="paragraph">
      <style:paragraph-properties fo:margin-bottom="0in" fo:line-height="100%"/>
    </style:style>
    <style:style style:name="T353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54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55" style:parent-style-name="Βασικό" style:family="paragraph">
      <style:paragraph-properties fo:margin-bottom="0in" fo:line-height="100%"/>
    </style:style>
    <style:style style:name="T356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5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58" style:parent-style-name="Βασικό" style:family="paragraph">
      <style:paragraph-properties fo:margin-bottom="0in" fo:line-height="100%"/>
    </style:style>
    <style:style style:name="T35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60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6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62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63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64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6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ableRow366" style:family="table-row">
      <style:table-row-properties/>
    </style:style>
    <style:style style:name="TableCell36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68" style:parent-style-name="Βασικό" style:family="paragraph">
      <style:paragraph-properties fo:margin-bottom="0in" fo:line-height="100%"/>
    </style:style>
    <style:style style:name="T369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7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71" style:parent-style-name="Βασικό" style:family="paragraph">
      <style:paragraph-properties fo:margin-bottom="0in" fo:line-height="100%"/>
    </style:style>
    <style:style style:name="T372" style:parent-style-name="ΚώδικαςHTML" style:family="text">
      <style:text-properties style:font-name="Consolas" fo:color="#393939" fo:font-size="9pt" style:font-size-asian="9pt" style:font-size-complex="9pt" fo:background-color="#F9F9F9" style:language-asian="el" style:country-asian="GR"/>
    </style:style>
    <style:style style:name="TableCell37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74" style:parent-style-name="Βασικό" style:family="paragraph">
      <style:paragraph-properties fo:margin-bottom="0in" fo:line-height="100%"/>
    </style:style>
    <style:style style:name="T375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76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77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78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79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T380" style:parent-style-name="ΚώδικαςHTML" style:family="text">
      <style:text-properties style:font-name="Segoe UI" style:font-name-complex="Segoe UI" fo:color="#393939" fo:font-size="10.5pt" style:font-size-asian="10.5pt" style:font-size-complex="10.5pt" fo:language="en" fo:country="GB" style:language-asian="el" style:country-asian="GR"/>
    </style:style>
    <style:style style:name="T381" style:parent-style-name="Προεπιλεγμένηγραμματοσειρά" style:family="text">
      <style:text-properties style:font-name="Segoe UI" style:font-name-asian="Times New Roman" style:font-name-complex="Segoe UI" fo:color="#393939" fo:font-size="10.5pt" style:font-size-asian="10.5pt" style:font-size-complex="10.5pt" fo:language="en" fo:country="GB" style:language-asian="el" style:country-asian="GR"/>
    </style:style>
    <style:style style:name="P382" style:parent-style-name="Βασικό" style:family="paragraph">
      <style:text-properties fo:language="en" fo:country="GB"/>
    </style:style>
    <style:style style:name="P383" style:parent-style-name="Παράγραφοςλίστας" style:family="paragraph">
      <style:paragraph-properties fo:text-align="justify"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384" style:parent-style-name="Παράγραφοςλίστας" style:family="paragraph">
      <style:paragraph-properties fo:text-align="justify"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38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38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38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38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38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39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39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39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39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39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39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39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39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39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39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0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0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0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0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0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0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0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0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0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0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1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1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1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1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1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1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1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1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1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1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2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2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2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2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2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2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2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2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2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2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3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3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3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3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3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3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3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3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3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3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4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4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4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4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4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4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4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4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4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4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5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5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5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5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5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5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5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5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5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5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6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6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6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6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6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6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6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6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6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6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7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7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7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7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7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7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7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7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7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7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8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8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8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8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8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8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8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8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8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8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9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9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9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9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9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49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49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49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49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49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50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50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50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50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50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50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50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50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50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50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51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51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51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51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51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51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51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51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51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51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52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52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52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52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52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52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52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52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52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52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53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53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53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53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534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535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536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537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538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T539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P540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</style:style>
    <style:style style:name="T541" style:parent-style-name="Προεπιλεγμένηγραμματοσειρά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el" style:country-asian="GR"/>
    </style:style>
    <style:style style:name="T542" style:parent-style-name="Προεπιλεγμένηγραμματοσειρά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el" style:country-asian="GR"/>
    </style:style>
    <style:style style:name="T543" style:parent-style-name="Προεπιλεγμένηγραμματοσειρά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 style:language-asian="el" style:country-asian="GR"/>
    </style:style>
    <style:style style:name="P544" style:parent-style-name="Βασικό" style:family="paragraph">
      <style:paragraph-properties fo:margin-bottom="0in" style:line-height-at-least="0.1666in" fo:margin-left="0.5in" fo:background-color="#FFFFFE">
        <style:tab-stops/>
      </style:paragraph-properties>
      <style:text-properties style:font-name="Consolas" style:font-name-asian="Times New Roman" style:font-name-complex="Times New Roman" fo:color="#000000" fo:font-size="9pt" style:font-size-asian="9pt" style:font-size-complex="9pt" style:language-asian="el" style:country-asian="GR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Resource URL :<text:s/></text:span><text:a xlink:href="https://developer.github.com/" office:target-frame-name="_top" xlink:show="replace"><text:span text:style-name="T3">https://developer.github.com/</text:span></text:a></text:p>
        </text:list-item>
        <text:list-item>
          <text:p text:style-name="P4"><text:span text:style-name="T5">API analysis </text:span><text:span text:style-name="T6">:</text:span></text:p>
        </text:list-item>
      </text:list>
      <text:list text:style-name="LFO6" text:continue-numbering="true">
        <text:list-item>
          <text:p text:style-name="P7">API Template</text:p>
        </text:list-item>
      </text:list>
      <text:p text:style-name="P8"/>
      <text:h text:style-name="P9" text:outline-level="3">Parameters</text:h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header-rows>
          <table:table-row table:style-name="TableRow14">
            <table:table-cell table:style-name="TableCell15" table:number-columns-spanned="3">
              <text:p text:style-name="P16">GENERIC PART</text:p>
            </table:table-cell>
            <table:covered-table-cell/>
            <table:covered-table-cell/>
          </table:table-row>
          <table:table-row table:style-name="TableRow17">
            <table:table-cell table:style-name="TableCell18">
              <text:p text:style-name="P19">Name</text:p>
            </table:table-cell>
            <table:table-cell table:style-name="TableCell20">
              <text:p text:style-name="P21">Type</text:p>
            </table:table-cell>
            <table:table-cell table:style-name="TableCell22">
              <text:p text:style-name="P23">Description</text:p>
            </table:table-cell>
          </table:table-row>
          <table:table-row table:style-name="TableRow24">
            <table:table-cell table:style-name="TableCell25">
              <text:p text:style-name="P26">API location</text:p>
            </table:table-cell>
            <table:table-cell table:style-name="TableCell27">
              <text:p text:style-name="P28">string</text:p>
            </table:table-cell>
            <table:table-cell table:style-name="TableCell29">
              <text:p text:style-name="P30">Where the API can be found</text:p>
            </table:table-cell>
          </table:table-row>
        </table:table-header-rows>
      </table:table>
      <text:h text:style-name="P31" text:outline-level="3"/>
      <text:h text:style-name="P32" text:outline-level="3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 table:number-columns-spanned="3">
              <text:p text:style-name="P39">SPECIFIC PART</text:p>
            </table:table-cell>
            <table:covered-table-cell/>
            <table:covered-table-cell/>
          </table:table-row>
          <table:table-row table:style-name="TableRow40">
            <table:table-cell table:style-name="TableCell41">
              <text:p text:style-name="P42">Name</text:p>
            </table:table-cell>
            <table:table-cell table:style-name="TableCell43">
              <text:p text:style-name="P44">Type</text:p>
            </table:table-cell>
            <table:table-cell table:style-name="TableCell45">
              <text:p text:style-name="P46">Description</text:p>
            </table:table-cell>
          </table:table-row>
        </table:table-header-rows>
        <table:table-row table:style-name="TableRow47">
          <table:table-cell table:style-name="TableCell48">
            <text:p text:style-name="P49"><text:span text:style-name="T50">affiliation</text:span></text:p>
          </table:table-cell>
          <table:table-cell table:style-name="TableCell51">
            <text:p text:style-name="P52"><text:span text:style-name="T53">s</text:span><text:span text:style-name="T54">tring</text:span></text:p>
          </table:table-cell>
          <table:table-cell table:style-name="TableCell55">
            <text:p text:style-name="P56"><text:span text:style-name="T57">Comma-separated list of values. Can include:</text:span><text:span text:style-name="T58"><text:line-break/>* </text:span><text:span text:style-name="T59">owner</text:span><text:span text:style-name="T60">: Repositories that are owned by the authenticated user.</text:span><text:span text:style-name="T61"><text:line-break/>* </text:span><text:span text:style-name="T62">collaborator</text:span><text:span text:style-name="T63">: Repositories that the user has been added to as a collaborator.</text:span><text:span text:style-name="T64"><text:line-break/>* </text:span><text:span text:style-name="T65">organization_member</text:span><text:span text:style-name="T66">: Repositories that the user has access to through being a member of an organization. This includes every repository on every team that the user is on.</text:span><text:span text:style-name="T67"><text:line-break/></text:span><text:span text:style-name="T68"><text:line-break/></text:span><text:span text:style-name="T69">Default: </text:span><text:span text:style-name="T70">owner,collaborator,organization_member</text:span></text:p>
          </table:table-cell>
        </table:table-row>
        <table:table-row table:style-name="TableRow71">
          <table:table-cell table:style-name="TableCell72">
            <text:p text:style-name="P73"><text:span text:style-name="T74">type</text:span></text:p>
          </table:table-cell>
          <table:table-cell table:style-name="TableCell75">
            <text:p text:style-name="P76"><text:span text:style-name="T77">string</text:span></text:p>
          </table:table-cell>
          <table:table-cell table:style-name="TableCell78">
            <text:p text:style-name="P79"><text:span text:style-name="T80">Can be one of </text:span><text:span text:style-name="T81">all</text:span><text:span text:style-name="T82">, </text:span><text:span text:style-name="T83">owner</text:span><text:span text:style-name="T84">, </text:span><text:span text:style-name="T85">public</text:span><text:span text:style-name="T86">, </text:span><text:span text:style-name="T87">private</text:span><text:span text:style-name="T88">, </text:span><text:span text:style-name="T89">member</text:span><text:span text:style-name="T90">. Default: </text:span><text:span text:style-name="T91">all</text:span><text:span text:style-name="T92"><text:line-break/></text:span><text:span text:style-name="T93"><text:line-break/>Will cause a </text:span><text:span text:style-name="T94">422</text:span><text:span text:style-name="T95"> error if used in the same request as </text:span><text:span text:style-name="T96">visibility</text:span><text:span text:style-name="T97"> or </text:span><text:span text:style-name="T98">affiliation</text:span><text:span text:style-name="T99">.</text:span></text:p>
          </table:table-cell>
        </table:table-row>
        <table:table-row table:style-name="TableRow100">
          <table:table-cell table:style-name="TableCell101">
            <text:p text:style-name="P102"><text:span text:style-name="T103">direction</text:span></text:p>
          </table:table-cell>
          <table:table-cell table:style-name="TableCell104">
            <text:p text:style-name="P105"><text:span text:style-name="T106">string</text:span></text:p>
          </table:table-cell>
          <table:table-cell table:style-name="TableCell107">
            <text:p text:style-name="P108"><text:span text:style-name="T109">Can be one of </text:span><text:span text:style-name="T110">asc</text:span><text:span text:style-name="T111"> or </text:span><text:span text:style-name="T112">desc</text:span><text:span text:style-name="T113">. Default: </text:span><text:span text:style-name="T114">asc</text:span><text:span text:style-name="T115"> when using </text:span><text:span text:style-name="T116">full_name</text:span><text:span text:style-name="T117">, otherwise </text:span><text:span text:style-name="T118">desc</text:span></text:p>
          </table:table-cell>
        </table:table-row>
        <table:table-row table:style-name="TableRow119">
          <table:table-cell table:style-name="TableCell120">
            <text:p text:style-name="P121">sort</text:p>
          </table:table-cell>
          <table:table-cell table:style-name="TableCell122">
            <text:p text:style-name="P123">string</text:p>
          </table:table-cell>
          <table:table-cell table:style-name="TableCell124">
            <text:p text:style-name="P125">Can be one of created, updated, pushed, full_name. Default: full_name</text:p>
          </table:table-cell>
        </table:table-row>
        <table:table-row table:style-name="TableRow126">
          <table:table-cell table:style-name="TableCell127">
            <text:p text:style-name="P128">direction</text:p>
          </table:table-cell>
          <table:table-cell table:style-name="TableCell129">
            <text:p text:style-name="P130">string</text:p>
          </table:table-cell>
          <table:table-cell table:style-name="TableCell131">
            <text:p text:style-name="P132">Can be one of asc or desc. Default: asc when using full_name, otherwise desc</text:p>
          </table:table-cell>
        </table:table-row>
        <table:table-row table:style-name="TableRow133">
          <table:table-cell table:style-name="TableCell134">
            <text:p text:style-name="P135"><text:span text:style-name="T136">name</text:span></text:p>
          </table:table-cell>
          <table:table-cell table:style-name="TableCell137">
            <text:p text:style-name="P138"><text:span text:style-name="T139">string</text:span></text:p>
          </table:table-cell>
          <table:table-cell table:style-name="TableCell140">
            <text:p text:style-name="P141"><text:span text:style-name="T142">Required</text:span><text:span text:style-name="T143">. The name of the repository.</text:span></text:p>
          </table:table-cell>
        </table:table-row>
        <table:table-row table:style-name="TableRow144">
          <table:table-cell table:style-name="TableCell145">
            <text:p text:style-name="P146"><text:span text:style-name="T147">description</text:span></text:p>
          </table:table-cell>
          <table:table-cell table:style-name="TableCell148">
            <text:p text:style-name="P149"><text:span text:style-name="T150">string</text:span></text:p>
          </table:table-cell>
          <table:table-cell table:style-name="TableCell151">
            <text:p text:style-name="P152">A short description of the repository.</text:p>
          </table:table-cell>
        </table:table-row>
        <table:table-row table:style-name="TableRow153">
          <table:table-cell table:style-name="TableCell154">
            <text:p text:style-name="P155"><text:span text:style-name="T156">homepage</text:span></text:p>
          </table:table-cell>
          <table:table-cell table:style-name="TableCell157">
            <text:p text:style-name="P158"><text:span text:style-name="T159">string</text:span></text:p>
          </table:table-cell>
          <table:table-cell table:style-name="TableCell160">
            <text:p text:style-name="P161">A URL with more information about the repository.</text:p>
          </table:table-cell>
        </table:table-row>
        <text:soft-page-break/>
        <table:table-row table:style-name="TableRow162">
          <table:table-cell table:style-name="TableCell163">
            <text:p text:style-name="P164"><text:span text:style-name="T165">private</text:span></text:p>
          </table:table-cell>
          <table:table-cell table:style-name="TableCell166">
            <text:p text:style-name="P167"><text:span text:style-name="T168">boolean</text:span></text:p>
          </table:table-cell>
          <table:table-cell table:style-name="TableCell169">
            <text:p text:style-name="P170"><text:span text:style-name="T171">Either </text:span><text:span text:style-name="T172">true</text:span><text:span text:style-name="T173"> to create a private repository or </text:span><text:span text:style-name="T174">false</text:span><text:span text:style-name="T175"> to create a public one. Creating private repositories requires a paid GitHub account. Default: </text:span><text:span text:style-name="T176">false</text:span></text:p>
          </table:table-cell>
        </table:table-row>
        <table:table-row table:style-name="TableRow177">
          <table:table-cell table:style-name="TableCell178">
            <text:p text:style-name="P179"><text:span text:style-name="T180">visibility</text:span></text:p>
          </table:table-cell>
          <table:table-cell table:style-name="TableCell181">
            <text:p text:style-name="P182"><text:span text:style-name="T183">string</text:span></text:p>
          </table:table-cell>
          <table:table-cell table:style-name="TableCell184">
            <text:p text:style-name="P185"><text:span text:style-name="T186">Can be </text:span><text:span text:style-name="T187">public</text:span><text:span text:style-name="T188"> or </text:span><text:span text:style-name="T189">private</text:span><text:span text:style-name="T190">. If your organization is associated with an enterprise account using GitHub Enterprise Cloud, </text:span><text:span text:style-name="T191">visibility</text:span><text:span text:style-name="T192"> can also be </text:span><text:span text:style-name="T193">internal</text:span><text:span text:style-name="T194">. For more information, see "</text:span><text:span text:style-name="T195">Creating an internal repository</text:span><text:span text:style-name="T196">" in the GitHub Help documentation.</text:span><text:span text:style-name="T197"><text:line-break/>The </text:span><text:span text:style-name="T198">visibility</text:span><text:span text:style-name="T199"> parameter overrides the </text:span><text:span text:style-name="T200">private</text:span><text:span text:style-name="T201"> parameter when you use both parameters with the </text:span><text:span text:style-name="T202">nebula-preview</text:span><text:span text:style-name="T203"> preview header.</text:span></text:p>
          </table:table-cell>
        </table:table-row>
        <table:table-row table:style-name="TableRow204">
          <table:table-cell table:style-name="TableCell205">
            <text:p text:style-name="P206"><text:span text:style-name="T207">has_issues</text:span></text:p>
          </table:table-cell>
          <table:table-cell table:style-name="TableCell208">
            <text:p text:style-name="P209"><text:span text:style-name="T210">boolean</text:span></text:p>
          </table:table-cell>
          <table:table-cell table:style-name="TableCell211">
            <text:p text:style-name="P212"><text:span text:style-name="T213">Either </text:span><text:span text:style-name="T214">true</text:span><text:span text:style-name="T215"> to enable issues for this repository or </text:span><text:span text:style-name="T216">false</text:span><text:span text:style-name="T217"> to disable them. Default: </text:span><text:span text:style-name="T218">true</text:span><text:span text:style-name="T219">.</text:span></text:p>
          </table:table-cell>
        </table:table-row>
        <table:table-row table:style-name="TableRow220">
          <table:table-cell table:style-name="TableCell221">
            <text:p text:style-name="P222"><text:span text:style-name="T223">has_projects</text:span></text:p>
          </table:table-cell>
          <table:table-cell table:style-name="TableCell224">
            <text:p text:style-name="P225"><text:span text:style-name="T226">boolean</text:span></text:p>
          </table:table-cell>
          <table:table-cell table:style-name="TableCell227">
            <text:p text:style-name="P228"><text:span text:style-name="T229">Either </text:span><text:span text:style-name="T230">true</text:span><text:span text:style-name="T231"> to enable projects for this repository or </text:span><text:span text:style-name="T232">false</text:span><text:span text:style-name="T233"> to disable them. Default: </text:span><text:span text:style-name="T234">true</text:span><text:span text:style-name="T235">. Note: If you're creating a repository in an organization that has disabled repository projects, the default is </text:span><text:span text:style-name="T236">false</text:span><text:span text:style-name="T237">, and if you pass </text:span><text:span text:style-name="T238">true</text:span><text:span text:style-name="T239">, the API returns an error.</text:span></text:p>
          </table:table-cell>
        </table:table-row>
        <table:table-row table:style-name="TableRow240">
          <table:table-cell table:style-name="TableCell241">
            <text:p text:style-name="P242"><text:span text:style-name="T243">has_wiki</text:span></text:p>
          </table:table-cell>
          <table:table-cell table:style-name="TableCell244">
            <text:p text:style-name="P245"><text:span text:style-name="T246">boolean</text:span></text:p>
          </table:table-cell>
          <table:table-cell table:style-name="TableCell247">
            <text:p text:style-name="P248"><text:span text:style-name="T249">Either </text:span><text:span text:style-name="T250">true</text:span><text:span text:style-name="T251"> to enable the wiki for this repository or </text:span><text:span text:style-name="T252">false</text:span><text:span text:style-name="T253"> to disable it. Default: </text:span><text:span text:style-name="T254">true</text:span><text:span text:style-name="T255">.</text:span></text:p>
          </table:table-cell>
        </table:table-row>
        <table:table-row table:style-name="TableRow256">
          <table:table-cell table:style-name="TableCell257">
            <text:p text:style-name="P258"><text:span text:style-name="T259">is_template</text:span></text:p>
          </table:table-cell>
          <table:table-cell table:style-name="TableCell260">
            <text:p text:style-name="P261"><text:span text:style-name="T262">boolean</text:span></text:p>
          </table:table-cell>
          <table:table-cell table:style-name="TableCell263">
            <text:p text:style-name="P264"><text:span text:style-name="T265">Either </text:span><text:span text:style-name="T266">true</text:span><text:span text:style-name="T267"> to make this repo available as a template repository or </text:span><text:span text:style-name="T268">false</text:span><text:span text:style-name="T269"> to prevent it. Default: </text:span><text:span text:style-name="T270">false</text:span><text:span text:style-name="T271">.</text:span></text:p>
          </table:table-cell>
        </table:table-row>
        <table:table-row table:style-name="TableRow272">
          <table:table-cell table:style-name="TableCell273">
            <text:p text:style-name="P274"><text:span text:style-name="T275">team_id</text:span></text:p>
          </table:table-cell>
          <table:table-cell table:style-name="TableCell276">
            <text:p text:style-name="P277"><text:span text:style-name="T278">integer</text:span></text:p>
          </table:table-cell>
          <table:table-cell table:style-name="TableCell279">
            <text:p text:style-name="P280">The id of the team that will be granted access to this repository. This is only valid when creating a repository in an organization.</text:p>
          </table:table-cell>
        </table:table-row>
        <table:table-row table:style-name="TableRow281">
          <table:table-cell table:style-name="TableCell282">
            <text:p text:style-name="P283"><text:span text:style-name="T284">auto_init</text:span></text:p>
          </table:table-cell>
          <table:table-cell table:style-name="TableCell285">
            <text:p text:style-name="P286"><text:span text:style-name="T287">boolean</text:span></text:p>
          </table:table-cell>
          <table:table-cell table:style-name="TableCell288">
            <text:p text:style-name="P289"><text:span text:style-name="T290">Pass </text:span><text:span text:style-name="T291">true</text:span><text:span text:style-name="T292"> to create an initial commit with empty README. Default: </text:span><text:span text:style-name="T293">false</text:span><text:span text:style-name="T294">.</text:span></text:p>
          </table:table-cell>
        </table:table-row>
        <table:table-row table:style-name="TableRow295">
          <table:table-cell table:style-name="TableCell296">
            <text:p text:style-name="P297"><text:span text:style-name="T298">gitignore_template</text:span></text:p>
          </table:table-cell>
          <table:table-cell table:style-name="TableCell299">
            <text:p text:style-name="P300"><text:span text:style-name="T301">string</text:span></text:p>
          </table:table-cell>
          <table:table-cell table:style-name="TableCell302">
            <text:p text:style-name="P303">Desired language or platform .gitignore template to apply. Use the name of the template without the extension. For example, "Haskell".</text:p>
          </table:table-cell>
        </table:table-row>
        <table:table-row table:style-name="TableRow304">
          <table:table-cell table:style-name="TableCell305">
            <text:p text:style-name="P306"><text:span text:style-name="T307">license_template</text:span></text:p>
          </table:table-cell>
          <table:table-cell table:style-name="TableCell308">
            <text:p text:style-name="P309"><text:span text:style-name="T310">string</text:span></text:p>
          </table:table-cell>
          <table:table-cell table:style-name="TableCell311">
            <text:p text:style-name="P312"><text:span text:style-name="T313">Choose an </text:span><text:span text:style-name="T314">open source license template</text:span><text:span text:style-name="T315"> that best suits your needs, and then use the </text:span><text:span text:style-name="T316">license keyword</text:span><text:span text:style-name="T317"> as the </text:span><text:span text:style-name="T318">license_template</text:span><text:span text:style-name="T319"> string. For example, "mit" or "mpl-2.0".</text:span></text:p>
          </table:table-cell>
        </table:table-row>
        <table:table-row table:style-name="TableRow320">
          <table:table-cell table:style-name="TableCell321">
            <text:p text:style-name="P322"><text:span text:style-name="T323">allow_squash_merge</text:span></text:p>
          </table:table-cell>
          <table:table-cell table:style-name="TableCell324">
            <text:p text:style-name="P325"><text:span text:style-name="T326">boolean</text:span></text:p>
          </table:table-cell>
          <table:table-cell table:style-name="TableCell327">
            <text:p text:style-name="P328"><text:span text:style-name="T329">Either </text:span><text:span text:style-name="T330">true</text:span><text:span text:style-name="T331"> to allow squash-merging pull requests, or </text:span><text:span text:style-name="T332">false</text:span><text:span text:style-name="T333"> to prevent squash-merging. Default: </text:span><text:span text:style-name="T334">true</text:span></text:p>
          </table:table-cell>
        </table:table-row>
        <table:table-row table:style-name="TableRow335">
          <table:table-cell table:style-name="TableCell336">
            <text:p text:style-name="P337"><text:span text:style-name="T338">allow_merge_commit</text:span></text:p>
          </table:table-cell>
          <table:table-cell table:style-name="TableCell339">
            <text:p text:style-name="P340"><text:span text:style-name="T341">boolean</text:span></text:p>
          </table:table-cell>
          <table:table-cell table:style-name="TableCell342">
            <text:p text:style-name="P343"><text:span text:style-name="T344">Either </text:span><text:span text:style-name="T345">true</text:span><text:span text:style-name="T346"> to allow merging pull requests with a merge commit, or </text:span><text:span text:style-name="T347">false</text:span><text:span text:style-name="T348"> to prevent merging pull requests with merge commits. Default: </text:span><text:span text:style-name="T349">true</text:span></text:p>
          </table:table-cell>
        </table:table-row>
        <text:soft-page-break/>
        <table:table-row table:style-name="TableRow350">
          <table:table-cell table:style-name="TableCell351">
            <text:p text:style-name="P352"><text:span text:style-name="T353">allow_rebase_merge</text:span></text:p>
          </table:table-cell>
          <table:table-cell table:style-name="TableCell354">
            <text:p text:style-name="P355"><text:span text:style-name="T356">boolean</text:span></text:p>
          </table:table-cell>
          <table:table-cell table:style-name="TableCell357">
            <text:p text:style-name="P358"><text:span text:style-name="T359">Either </text:span><text:span text:style-name="T360">true</text:span><text:span text:style-name="T361"> to allow rebase-merging pull requests, or </text:span><text:span text:style-name="T362">false</text:span><text:span text:style-name="T363"> to prevent rebase-merging. Default: </text:span><text:span text:style-name="T364">true</text:span><text:span text:style-name="T365">.</text:span></text:p>
          </table:table-cell>
        </table:table-row>
        <table:table-row table:style-name="TableRow366">
          <table:table-cell table:style-name="TableCell367">
            <text:p text:style-name="P368"><text:span text:style-name="T369">delete_branch_on_merge</text:span></text:p>
          </table:table-cell>
          <table:table-cell table:style-name="TableCell370">
            <text:p text:style-name="P371"><text:span text:style-name="T372">boolean</text:span></text:p>
          </table:table-cell>
          <table:table-cell table:style-name="TableCell373">
            <text:p text:style-name="P374"><text:span text:style-name="T375">Either </text:span><text:span text:style-name="T376">true</text:span><text:span text:style-name="T377"> to allow automatically deleting head branches when pull requests are merged, or </text:span><text:span text:style-name="T378">false</text:span><text:span text:style-name="T379"> to prevent automatic deletion. Default: </text:span><text:span text:style-name="T380">false</text:span><text:span text:style-name="T381">.</text:span></text:p>
          </table:table-cell>
        </table:table-row>
      </table:table>
      <text:p text:style-name="P382"/>
      <text:list text:style-name="LFO1" text:continue-numbering="true">
        <text:list-item>
          <text:p text:style-name="P383"/>
        </text:list-item>
      </text:list>
      <text:p text:style-name="P384">{</text:p>
      <text:p text:style-name="P385"><text:span text:style-name="T386">"current_user_url"</text:span><text:span text:style-name="T387">: </text:span><text:span text:style-name="T388">"https://api.github.com/user"</text:span><text:span text:style-name="T389">,</text:span></text:p>
      <text:p text:style-name="P390"><text:span text:style-name="T391">"current_user_authorizations_html_url"</text:span><text:span text:style-name="T392">: </text:span><text:span text:style-name="T393">"https://github.com/settings/connections/applications{/client_id}"</text:span><text:span text:style-name="T394">,</text:span></text:p>
      <text:p text:style-name="P395"><text:span text:style-name="T396">"authorizations_url"</text:span><text:span text:style-name="T397">: </text:span><text:span text:style-name="T398">"https://api.github.com/authorizations"</text:span><text:span text:style-name="T399">,</text:span></text:p>
      <text:p text:style-name="P400"><text:span text:style-name="T401">"code_search_url"</text:span><text:span text:style-name="T402">: </text:span><text:span text:style-name="T403">"https://api.github.com/search/code?q={query}{&amp;page,per_page,sort,order}"</text:span><text:span text:style-name="T404">,</text:span></text:p>
      <text:p text:style-name="P405"><text:span text:style-name="T406">"commit_search_url"</text:span><text:span text:style-name="T407">: </text:span><text:span text:style-name="T408">"https://api.github.com/search/commits?q={query}{&amp;page,per_page,sort,order}"</text:span><text:span text:style-name="T409">,</text:span></text:p>
      <text:p text:style-name="P410"><text:span text:style-name="T411">"emails_url"</text:span><text:span text:style-name="T412">: </text:span><text:span text:style-name="T413">"https://api.github.com/user/emails"</text:span><text:span text:style-name="T414">,</text:span></text:p>
      <text:p text:style-name="P415"><text:span text:style-name="T416">"emojis_url"</text:span><text:span text:style-name="T417">: </text:span><text:span text:style-name="T418">"https://api.github.com/emojis"</text:span><text:span text:style-name="T419">,</text:span></text:p>
      <text:p text:style-name="P420"><text:span text:style-name="T421">"events_url"</text:span><text:span text:style-name="T422">: </text:span><text:span text:style-name="T423">"https://api.github.com/events"</text:span><text:span text:style-name="T424">,</text:span></text:p>
      <text:p text:style-name="P425"><text:span text:style-name="T426">"feeds_url"</text:span><text:span text:style-name="T427">: </text:span><text:span text:style-name="T428">"https://api.github.com/feeds"</text:span><text:span text:style-name="T429">,</text:span></text:p>
      <text:p text:style-name="P430"><text:span text:style-name="T431">"followers_url"</text:span><text:span text:style-name="T432">: </text:span><text:span text:style-name="T433">"https://api.github.com/user/followers"</text:span><text:span text:style-name="T434">,</text:span></text:p>
      <text:p text:style-name="P435"><text:span text:style-name="T436">"following_url"</text:span><text:span text:style-name="T437">: </text:span><text:span text:style-name="T438">"https://api.github.com/user/following{/target}"</text:span><text:span text:style-name="T439">,</text:span></text:p>
      <text:p text:style-name="P440"><text:span text:style-name="T441">"gists_url"</text:span><text:span text:style-name="T442">: </text:span><text:span text:style-name="T443">"https://api.github.com/gists{/gist_id}"</text:span><text:span text:style-name="T444">,</text:span></text:p>
      <text:p text:style-name="P445"><text:span text:style-name="T446">"hub_url"</text:span><text:span text:style-name="T447">: </text:span><text:span text:style-name="T448">"https://api.github.com/hub"</text:span><text:span text:style-name="T449">,</text:span></text:p>
      <text:p text:style-name="P450"><text:span text:style-name="T451">"issue_search_url"</text:span><text:span text:style-name="T452">: </text:span><text:span text:style-name="T453">"https://api.github.com/search/issues?q={query}{&amp;page,per_page,sort,order}"</text:span><text:span text:style-name="T454">,</text:span></text:p>
      <text:p text:style-name="P455"><text:span text:style-name="T456">"issues_url"</text:span><text:span text:style-name="T457">: </text:span><text:span text:style-name="T458">"https://api.github.com/issues"</text:span><text:span text:style-name="T459">,</text:span></text:p>
      <text:p text:style-name="P460"><text:span text:style-name="T461">"keys_url"</text:span><text:span text:style-name="T462">: </text:span><text:span text:style-name="T463">"https://api.github.com/user/keys"</text:span><text:span text:style-name="T464">,</text:span></text:p>
      <text:p text:style-name="P465"><text:span text:style-name="T466">"label_search_url"</text:span><text:span text:style-name="T467">: </text:span><text:span text:style-name="T468">"https://api.github.com/search/labels?q={query}&amp;repository_id={repository_id}{&amp;page,per_page}"</text:span><text:span text:style-name="T469">,</text:span></text:p>
      <text:p text:style-name="P470"><text:span text:style-name="T471">"notifications_url"</text:span><text:span text:style-name="T472">: </text:span><text:span text:style-name="T473">"https://api.github.com/notifications"</text:span><text:span text:style-name="T474">,</text:span></text:p>
      <text:p text:style-name="P475"><text:span text:style-name="T476">"organization_url"</text:span><text:span text:style-name="T477">: </text:span><text:span text:style-name="T478">"https://api.github.com/orgs/{org}"</text:span><text:span text:style-name="T479">,</text:span></text:p>
      <text:p text:style-name="P480"><text:span text:style-name="T481">"organization_repositories_url"</text:span><text:span text:style-name="T482">: </text:span><text:span text:style-name="T483">"https://api.github.com/orgs/{org}/repos{?type,page,per_page,sort}"</text:span><text:span text:style-name="T484">,</text:span></text:p>
      <text:p text:style-name="P485"><text:span text:style-name="T486">"organization_teams_url"</text:span><text:span text:style-name="T487">: </text:span><text:span text:style-name="T488">"https://api.github.com/orgs/{org}/teams"</text:span><text:span text:style-name="T489">,</text:span></text:p>
      <text:p text:style-name="P490"><text:span text:style-name="T491">"public_gists_url"</text:span><text:span text:style-name="T492">: </text:span><text:span text:style-name="T493">"https://api.github.com/gists/public"</text:span><text:span text:style-name="T494">,</text:span></text:p>
      <text:p text:style-name="P495"><text:span text:style-name="T496">"rate_limit_url"</text:span><text:span text:style-name="T497">: </text:span><text:span text:style-name="T498">"https://api.github.com/rate_limit"</text:span><text:span text:style-name="T499">,</text:span></text:p>
      <text:p text:style-name="P500"><text:span text:style-name="T501">"repository_url"</text:span><text:span text:style-name="T502">: </text:span><text:span text:style-name="T503">"https://api.github.com/repos/{owner}/{repo}"</text:span><text:span text:style-name="T504">,</text:span></text:p>
      <text:p text:style-name="P505"><text:span text:style-name="T506">"repository_search_url"</text:span><text:span text:style-name="T507">: </text:span><text:span text:style-name="T508">"https://api.github.com/search/repositories?q={query}{&amp;page,per_page,sort,order}"</text:span><text:span text:style-name="T509">,</text:span></text:p>
      <text:p text:style-name="P510"><text:span text:style-name="T511">"current_user_repositories_url"</text:span><text:span text:style-name="T512">: </text:span><text:span text:style-name="T513">"https://api.github.com/user/repos{?type,page,per_page,sort}"</text:span><text:span text:style-name="T514">,</text:span></text:p>
      <text:p text:style-name="P515"><text:span text:style-name="T516">"starred_url"</text:span><text:span text:style-name="T517">: </text:span><text:span text:style-name="T518">"https://api.github.com/user/starred{/owner}{/repo}"</text:span><text:span text:style-name="T519">,</text:span></text:p>
      <text:p text:style-name="P520"><text:span text:style-name="T521">"starred_gists_url"</text:span><text:span text:style-name="T522">: </text:span><text:span text:style-name="T523">"https://api.github.com/gists/starred"</text:span><text:span text:style-name="T524">,</text:span></text:p>
      <text:p text:style-name="P525"><text:span text:style-name="T526">"user_url"</text:span><text:span text:style-name="T527">: </text:span><text:span text:style-name="T528">"https://api.github.com/users/{user}"</text:span><text:span text:style-name="T529">,</text:span></text:p>
      <text:p text:style-name="P530"><text:span text:style-name="T531">"user_organizations_url"</text:span><text:span text:style-name="T532">: </text:span><text:span text:style-name="T533">"https://api.github.com/user/orgs"</text:span><text:span text:style-name="T534">,</text:span></text:p>
      <text:p text:style-name="P535"><text:span text:style-name="T536">"user_repositories_url"</text:span><text:span text:style-name="T537">: </text:span><text:span text:style-name="T538">"https://api.github.com/users/{user}/repos{?type,page,per_page,sort}"</text:span><text:span text:style-name="T539">,</text:span></text:p>
      <text:p text:style-name="P540"><text:span text:style-name="T541">"user_search_url"</text:span><text:span text:style-name="T542">: </text:span><text:span text:style-name="T543">"https://api.github.com/search/users?q={query}{&amp;page,per_page,sort,order}"</text:span></text:p>
      <text:soft-page-break/>
      <text:p text:style-name="P544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3" style:display-name="Επικεφαλίδα 3" style:family="paragraph" style:parent-style-name="Βασικό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l" style:country-asian="GR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ΚανονικόWeb" style:display-name="Κανονικό (Web)" style:family="paragraph" style:parent-style-name="Βασικό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l" style:country-asian="GR" fo:hyphenate="false"/>
    </style:style>
    <style:style style:name="Επικεφαλίδα3Char" style:display-name="Επικεφαλίδα 3 Char" style:family="text" style:parent-style-name="Προεπιλεγμένηγραμματοσειρά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l" style:country-asian="GR"/>
    </style:style>
    <style:style style:name="ΚώδικαςHTML" style:display-name="Κώδικας HTML" style:family="text" style:parent-style-name="Προεπιλεγμένηγραμματοσειρά">
      <style:text-properties style:font-name="Courier New" style:font-name-asian="Times New Roman" style:font-name-complex="Courier New" fo:font-size="10pt" style:font-size-asian="10pt" style:font-size-complex="10pt"/>
    </style:style>
    <style:style style:name="Έντονο" style:display-name="Έντονο" style:family="text" style:parent-style-name="Προεπιλεγμένηγραμματοσειρά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ΜΑΡΙΑ ΚΑΛΟΜΟΙΡΑΚΗ</meta:initial-creator>
    <dc:creator>ΜΑΡΙΑ ΚΑΛΟΜΟΙΡΑΚΗ</dc:creator>
    <meta:creation-date>2020-02-04T09:28:00Z</meta:creation-date>
    <dc:date>2020-02-04T17:43:00Z</dc:date>
    <meta:template xlink:href="Normal.dotm" xlink:type="simple"/>
    <meta:editing-cycles>10</meta:editing-cycles>
    <meta:editing-duration>PT29460S</meta:editing-duration>
    <meta:document-statistic meta:page-count="4" meta:paragraph-count="11" meta:word-count="925" meta:character-count="5914" meta:row-count="41" meta:non-whitespace-character-count="5000"/>
  </office:meta>
</office:document-meta>
</file>